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gr1" style:family="graphic">
      <style:graphic-properties draw:fill="solid" draw:fill-color="#ccccff" draw:textarea-horizontal-align="center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8in" svg:stroke-color="#ff0000" draw:marker-start="" draw:marker-end="Arrowheads_20_2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98in" svg:stroke-color="#008000" draw:marker-start="" draw:marker-end="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8in" svg:stroke-color="#008000" draw:marker-start="Arrowheads_20_2" draw:marker-end="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8in" svg:stroke-color="#008000" draw:marker-start="" draw:marker-end="Arrowheads_20_2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2" svg:width="1.7732in" svg:height="1.1169in" svg:x="2.1453in" svg:y="0.5346in"><text:p text:style-name="P1"><text:span text:style-name="T1">*</text:span></text:p><text:p text:style-name="P1"><text:span text:style-name="T1">PERSISTENCE_</text:span></text:p><text:p text:style-name="P1"><text:span text:style-name="T1">FORMAT</text:span></text:p></draw:ellipse><draw:ellipse text:anchor-type="paragraph" draw:z-index="1" draw:style-name="gr1" draw:text-style-name="P2" svg:width="1.3776in" svg:height="1.1004in" svg:x="-0.5272in" svg:y="2.0516in"><text:p text:style-name="P1"><text:span text:style-name="T1">*</text:span></text:p><text:p text:style-name="P1"><text:span text:style-name="T1">BINARY_</text:span></text:p><text:p text:style-name="P1"><text:span text:style-name="T1">FORMAT</text:span></text:p></draw:ellipse><draw:ellipse text:anchor-type="paragraph" draw:z-index="2" draw:style-name="gr1" draw:text-style-name="P2" svg:width="1.8524in" svg:height="1.087in" svg:x="-0.6165in" svg:y="4.1929in"><text:p text:style-name="P1"><text:span text:style-name="T1">INDEPENDENT_</text:span></text:p><text:p text:style-name="P1"><text:span text:style-name="T1">BINARY_</text:span></text:p><text:p text:style-name="P1"><text:span text:style-name="T1">FORMAT</text:span></text:p></draw:ellipse><draw:ellipse text:anchor-type="paragraph" draw:z-index="3" draw:style-name="gr1" draw:text-style-name="P2" svg:width="2.3189in" svg:height="1.2098in" svg:x="4.6827in" svg:y="0.0654in"><text:p text:style-name="P1"><text:span text:style-name="T1">CUSTOMIZED_</text:span></text:p><text:p text:style-name="P1"><text:span text:style-name="T1">PERSISTED_FORM</text:span></text:p></draw:ellipse><draw:ellipse text:anchor-type="paragraph" draw:z-index="4" draw:style-name="gr1" draw:text-style-name="P2" svg:width="1.9425in" svg:height="1.2098in" svg:x="7.4445in" svg:y="0.5598in"><text:p text:style-name="P1"><text:span text:style-name="T1">*</text:span></text:p><text:p text:style-name="P1"><text:span text:style-name="T1">PERSISTENCE_</text:span></text:p><text:p text:style-name="P1"><text:span text:style-name="T1">MEDIUM</text:span></text:p></draw:ellipse><draw:ellipse text:anchor-type="paragraph" draw:z-index="5" draw:style-name="gr1" draw:text-style-name="P2" svg:width="1.8335in" svg:height="1.2087in" svg:x="6.3453in" svg:y="2.5571in"><text:p text:style-name="P1"><text:span text:style-name="T1">FILE_MEDIUM</text:span></text:p></draw:ellipse><draw:ellipse text:anchor-type="paragraph" draw:z-index="6" draw:style-name="gr1" draw:text-style-name="P2" svg:width="1.835in" svg:height="1.2059in" svg:x="8.4791in" svg:y="2.5598in"><text:p text:style-name="P1"><text:span text:style-name="T1">MEMORY_</text:span></text:p><text:p text:style-name="P1"><text:span text:style-name="T1">MEDIUM</text:span></text:p></draw:ellipse><draw:ellipse text:anchor-type="paragraph" draw:z-index="7" draw:style-name="gr1" draw:text-style-name="P2" svg:width="2.5894in" svg:height="0.8752in" svg:x="7.5374in" svg:y="4.9846in"><text:p text:style-name="P1"><text:span text:style-name="T1">FILE_AND_</text:span></text:p><text:p text:style-name="P1"><text:span text:style-name="T1">MEMORY_</text:span></text:p><text:p text:style-name="P1"><text:span text:style-name="T1">MEDIUM</text:span></text:p></draw:ellipse><draw:line text:anchor-type="paragraph" draw:z-index="8" draw:style-name="gr2" draw:text-style-name="P1" svg:x1="0.5228in" svg:y1="2.1449in" svg:x2="2.1449in" svg:y2="1.2346in"><text:p/></draw:line><draw:ellipse text:anchor-type="paragraph" draw:z-index="9" draw:style-name="gr1" draw:text-style-name="P3" svg:width="2.1469in" svg:height="1.2098in" svg:x="3.7138in" svg:y="1.9555in"><text:p text:style-name="P1"><text:span text:style-name="T1">*</text:span></text:p><text:p text:style-name="P1"><text:span text:style-name="T1">SERIALIZATION_</text:span></text:p><text:p text:style-name="P1"><text:span text:style-name="T1">STRATEGY</text:span></text:p></draw:ellipse><draw:line text:anchor-type="paragraph" draw:z-index="10" draw:style-name="gr2" draw:text-style-name="P1" svg:x1="0.0744in" svg:y1="4.1933in" svg:x2="0.0906in" svg:y2="3.1516in"><text:p/></draw:line><draw:line text:anchor-type="paragraph" draw:z-index="11" draw:style-name="gr2" draw:text-style-name="P1" svg:x1="9.0244in" svg:y1="2.5594in" svg:x2="8.5929in" svg:y2="1.7685in"><text:p/></draw:line><draw:line text:anchor-type="paragraph" draw:z-index="12" draw:style-name="gr2" draw:text-style-name="P1" svg:x1="8.2827in" svg:y1="5.037in" svg:x2="7.5264in" svg:y2="3.7654in"><text:p/></draw:line><draw:line text:anchor-type="paragraph" draw:z-index="13" draw:style-name="gr2" draw:text-style-name="P1" svg:x1="7.5346in" svg:y1="2.5559in" svg:x2="7.8449in" svg:y2="1.672in"><text:p/></draw:line><draw:line text:anchor-type="paragraph" draw:z-index="14" draw:style-name="gr2" draw:text-style-name="P1" svg:x1="9.0016in" svg:y1="4.9846in" svg:x2="9.1059in" svg:y2="3.7665in"><text:p/></draw:line><draw:line text:anchor-type="paragraph" draw:z-index="15" draw:style-name="gr3" draw:text-style-name="P1" svg:x1="3.3035in" svg:y1="1.6516in" svg:x2="3.8035in" svg:y2="2.2768in"><text:p/></draw:line><draw:line text:anchor-type="paragraph" draw:z-index="16" draw:style-name="gr3" draw:text-style-name="P1" svg:x1="3.3555in" svg:y1="1.6516in" svg:x2="3.8555in" svg:y2="2.2768in"><text:p/></draw:line><draw:line text:anchor-type="paragraph" draw:z-index="18" draw:style-name="gr3" draw:text-style-name="P1" svg:x1="5.6783in" svg:y1="1.2866in" svg:x2="5.3764in" svg:y2="2.0575in"><text:p/></draw:line><draw:line text:anchor-type="paragraph" draw:z-index="19" draw:style-name="gr3" draw:text-style-name="P1" svg:x1="5.6992in" svg:y1="1.339in" svg:x2="5.4283in" svg:y2="2.0579in"><text:p/></draw:line><draw:line text:anchor-type="paragraph" draw:z-index="17" draw:style-name="gr3" draw:text-style-name="P1" svg:x1="5.7516in" svg:y1="2.2764in" svg:x2="7.3717in" svg:y2="1.1307in"><text:p/></draw:line><draw:line text:anchor-type="paragraph" draw:z-index="21" draw:style-name="gr4" draw:text-style-name="P1" svg:x1="5.6992in" svg:y1="1.2346in" svg:x2="5.6783in" svg:y2="1.339in"><text:p/></draw:line><draw:line text:anchor-type="paragraph" draw:z-index="22" draw:style-name="gr4" draw:text-style-name="P1" svg:x1="3.3035in" svg:y1="1.6516in" svg:x2="3.439in" svg:y2="1.7453in"><text:p/></draw:line><draw:line text:anchor-type="paragraph" draw:z-index="20" draw:style-name="gr3" draw:text-style-name="P1" svg:x1="5.689in" svg:y1="2.235in" svg:x2="7.3717in" svg:y2="1.1307in"><text:p/></draw:line><draw:line text:anchor-type="paragraph" draw:z-index="23" draw:style-name="gr5" draw:text-style-name="P1" svg:x1="7.3717in" svg:y1="1.1307in" svg:x2="7.3717in" svg:y2="1.2197in"><text:p/></draw:line><draw:ellipse text:anchor-type="paragraph" draw:z-index="24" draw:style-name="gr1" draw:text-style-name="P2" svg:width="1.8177in" svg:height="0.915in" svg:x="2.2929in" svg:y="4.2161in"><text:p text:style-name="P1"><text:span text:style-name="T1">SED_BINARY_</text:span></text:p><text:p text:style-name="P1"><text:span text:style-name="T1">SERIALIZATION</text:span></text:p><text:p text:style-name="P1"><text:span text:style-name="T1">_STRATEGY</text:span></text:p></draw:ellipse><draw:ellipse text:anchor-type="paragraph" draw:z-index="25" draw:style-name="gr1" draw:text-style-name="P2" svg:width="1.8476in" svg:height="0.8941in" svg:x="4.6228in" svg:y="4.2161in"><text:p text:style-name="P1"><text:span text:style-name="T1">C_BINARY_</text:span></text:p><text:p text:style-name="P1"><text:span text:style-name="T1">SERIALIZATION</text:span></text:p><text:p text:style-name="P1"><text:span text:style-name="T1">_STRATEGY</text:span></text:p></draw:ellipse><draw:line text:anchor-type="paragraph" draw:z-index="26" draw:style-name="gr2" draw:text-style-name="P1" svg:x1="2.9437in" svg:y1="4.2157in" svg:x2="3.972in" svg:y2="2.9984in"><text:p/></draw:line><draw:line text:anchor-type="paragraph" draw:z-index="27" draw:style-name="gr2" draw:text-style-name="P1" svg:x1="5.6417in" svg:y1="4.2157in" svg:x2="5.2146in" svg:y2="3.1465in"><text:p/></draw:line><draw:ellipse text:anchor-type="paragraph" draw:z-index="28" draw:style-name="gr1" draw:text-style-name="P3" svg:width="1.5988in" svg:height="0.748in" svg:x="1.1264in" svg:y="2.2264in"><text:p text:style-name="P1"><text:span text:style-name="T1">PERSISTENCE_</text:span></text:p><text:p text:style-name="P1"><text:span text:style-name="T1">MANAGER</text:span></text:p></draw:ellipse><draw:line text:anchor-type="paragraph" draw:z-index="29" draw:style-name="gr3" draw:text-style-name="P1" svg:x1="3.637in" svg:y1="2.5264in" svg:x2="2.7098in" svg:y2="2.5264in"><text:p/></draw:line><draw:line text:anchor-type="paragraph" draw:z-index="30" draw:style-name="gr3" draw:text-style-name="P1" svg:x1="3.637in" svg:y1="2.5783in" svg:x2="2.7098in" svg:y2="2.5783in"><text:p/></draw:line><draw:line text:anchor-type="paragraph" draw:z-index="31" draw:style-name="gr4" draw:text-style-name="P1" svg:x1="3.7138in" svg:y1="2.5783in" svg:x2="3.5638in" svg:y2="2.5783in"><text:p/></draw:line><draw:ellipse text:anchor-type="paragraph" draw:z-index="32" draw:style-name="gr1" draw:text-style-name="P2" svg:width="2.8335in" svg:height="0.915in" svg:x="2.8661in" svg:y="5.1953in"><text:p text:style-name="P1"><text:span text:style-name="T1">SED_BINARY_</text:span></text:p><text:p text:style-name="P1"><text:span text:style-name="T1">MULTI_OBJECT_</text:span></text:p><text:p text:style-name="P1"><text:span text:style-name="T1">SERIALIZATION</text:span></text:p><text:p text:style-name="P1"><text:span text:style-name="T1">_STRATEGY</text:span></text:p></draw:ellipse><draw:line text:anchor-type="paragraph" draw:z-index="33" draw:style-name="gr2" draw:text-style-name="P1" svg:x1="4.3555in" svg:y1="5.1201in" svg:x2="4.5744in" svg:y2="3.16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2" draw:display-name="Arrowheads 2" svg:viewBox="0 0 1131 902" svg:d="m564 0-564 902h1131z"/>
    <draw:marker draw:name="Arrowheads_20_5" draw:display-name="Arrowheads 5" svg:viewBox="0 0 1131 2256" svg:d="m1127 2120-449-2006-9-42-25-39-38-25-38-8-43 8-38 25-25 39-9 42-449 2006v13l-4 9 9 42 25 38 38 25 42 9h903l42-9 38-25 26-38 8-42v-9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o Piccioni</meta:initial-creator>
    <meta:creation-date>2010-06-06T22:37:45</meta:creation-date>
    <dc:date>2010-07-16T15:34:58</dc:date>
    <dc:creator>Marco Piccioni</dc:creator>
    <meta:editing-duration>PT03H57M07S</meta:editing-duration>
    <meta:editing-cycles>13</meta:editing-cycles>
    <meta:generator>NeoOffice/3.1.1$Unix OpenOffice.org_project/Patch 1</meta:generator>
    <meta:document-statistic meta:table-count="0" meta:image-count="0" meta:object-count="0" meta:page-count="1" meta:paragraph-count="0" meta:word-count="0" meta:character-count="0"/>
  </office:meta>
</office:document-meta>
</file>